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ConverterTests.toMessageWith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ConverterTests.supports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ConverterTests.supportsMimeTypeNoneConfigu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ConverterTests.canConvertFromStrictContentTyp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ConverterTests.supportsMimeTypeNot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ConverterTests.supportsMimeType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ConverterTests.toMessageContentTypeH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MessageConverter.convertToInternal( Object payload , @ Nullable MessageHeaders headers , @ Nullable Object conversion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essageConverter.Test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essageConverter.TestMessageConverter( MimeType ... supportedMim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essageConverte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ConverterTests.toMessageWithMutableMessage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ConverterTests.supports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MessageConverter.convertFromInternal( Message &lt; ? &gt; message , Class &lt; ? &gt; targetClass , @ Nullable Object conversionH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ConverterTests.setStrictContentTypeMatchWithNoSupported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